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Modal split of freight transport, Railways</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sdtr220</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Anteil Straßenverkehr am gesamten Güterverkehr</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9" calcext:value-type="float">
            <text:p>9</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teil des gesamten Güterverkehrs, der über Straßen transportiert wird.</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total freight transported via roads</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40,55,70,8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reference</text:p>
          </table:table-cell>
          <table:table-cell table:style-name="ce2"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VI</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as EU Transport White Paper (2011) strebt eine Reduktion des Straßentransports zugunsten von Bahn und Binnenschifffahrt um 50% bis 2050 an. Die aktuellen Werte rangieren zwischen 100% und 40%, wobei über die Hälft der EU Länder über 80% liegen. Die Bewertung wurde dieser Verteilung angepasst. </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40" calcext:value-type="float">
            <text:p>4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40,55,70,85,1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09-28" calcext:value-type="date">
            <text:p>9/28/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2"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52.8" calcext:value-type="float">
            <text:p>52.8</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64.5" calcext:value-type="float">
            <text:p>64.5</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75.9" calcext:value-type="float">
            <text:p>75.9</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76.2" calcext:value-type="float">
            <text:p>76.2</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100" calcext:value-type="float">
            <text:p>100</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79.7" calcext:value-type="float">
            <text:p>79.7</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86.8" calcext:value-type="float">
            <text:p>86.8</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55.9" calcext:value-type="float">
            <text:p>55.9</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71.8" calcext:value-type="float">
            <text:p>71.8</text:p>
          </table:table-cell>
          <table:table-cell table:number-columns-repeated="1022"/>
        </table:table-row>
        <table:table-row table:style-name="ro1">
          <table:table-cell table:style-name="ce1" office:value-type="string" calcext:value-type="string">
            <text:p>Former Yugoslav Republic of Macedonia</text:p>
          </table:table-cell>
          <table:table-cell table:style-name="ce1" office:value-type="float" office:value="94.7" calcext:value-type="float">
            <text:p>94.7</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80.6" calcext:value-type="float">
            <text:p>80.6</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63.9" calcext:value-type="float">
            <text:p>63.9</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98.8" calcext:value-type="float">
            <text:p>98.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75.5" calcext:value-type="float">
            <text:p>75.5</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100" calcext:value-type="float">
            <text:p>100</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98.9" calcext:value-type="float">
            <text:p>98.9</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86.9" calcext:value-type="float">
            <text:p>86.9</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39.6" calcext:value-type="float">
            <text:p>39.6</text:p>
          </table:table-cell>
          <table:table-cell table:number-columns-repeated="1022"/>
        </table:table-row>
        <table:table-row table:style-name="ro1">
          <table:table-cell table:style-name="ce1" office:value-type="string" calcext:value-type="string">
            <text:p>Liechtenstein</text:p>
          </table:table-cell>
          <table:table-cell table:style-name="ce1" office:value-type="float" office:value="97.2" calcext:value-type="float">
            <text:p>97.2</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66.4" calcext:value-type="float">
            <text:p>66.4</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94.2" calcext:value-type="float">
            <text:p>94.2</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100" calcext:value-type="float">
            <text:p>100</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56.2" calcext:value-type="float">
            <text:p>56.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86.3" calcext:value-type="float">
            <text:p>86.3</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82.9" calcext:value-type="float">
            <text:p>82.9</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94.1" calcext:value-type="float">
            <text:p>94.1</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57.5" calcext:value-type="float">
            <text:p>57.5</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76" calcext:value-type="float">
            <text:p>76</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80.7" calcext:value-type="float">
            <text:p>80.7</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95.4" calcext:value-type="float">
            <text:p>95.4</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61.8" calcext:value-type="float">
            <text:p>61.8</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95.4" calcext:value-type="float">
            <text:p>95.4</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86.7" calcext:value-type="float">
            <text:p>86.7</text:p>
          </table:table-cell>
          <table:table-cell table:number-columns-repeated="1022"/>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9" meta:object-count="0"/>
    <meta:generator>LibreOfficeDev/5.1.0.3$Linux_X86_64 LibreOffice_project/</meta:generator>
  </office:meta>
</office:document-meta>
</file>